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top="0.5cm" fo:margin-bottom="0cm"/>
    </style:style>
    <style:style style:name="P5" style:family="paragraph">
      <style:text-properties style:font-size-asian="24pt" style:font-size-complex="24pt"/>
    </style:style>
    <style:style style:name="P6" style:family="paragraph">
      <style:paragraph-properties fo:margin-top="0.4cm" fo:margin-bottom="0cm"/>
      <style:text-properties fo:font-size="24pt" style:font-size-asian="24pt" style:font-size-complex="24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font-size="24pt" fo:font-style="italic" style:font-size-asian="24pt" style:font-size-complex="2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Portfel Inwestycyjn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>
          <draw:text-box>
            <text:p text:style-name="P2"><text:span text:style-name="T1">Portfel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Aplikacja będzie służyć do prowadzenia portfela inwestycyjnego.</text:span></text:p>
              </text:list-item>
              <text:list-item>
                <text:p><text:span text:style-name="T2">Pozwoli na <text:s/>monitorowanie własnych inwestycji.</text:span></text:p>
              </text:list-item>
              <text:list-item>
                <text:p><text:span text:style-name="T2">Obiektami będą składniki portfela, który będzie będzie się składał z :</text:span></text:p>
                <text:p><text:span text:style-name="T2"/></text:p>
                <text:list>
                  <text:list-item>
                    <text:p><text:span text:style-name="T2">Akcji,</text:span></text:p>
                  </text:list-item>
                  <text:list-item>
                    <text:p><text:span text:style-name="T2">Kontraktów terminowych,</text:span></text:p>
                  </text:list-item>
                  <text:list-item>
                    <text:p><text:span text:style-name="T2">Gotówki.</text:span></text:p>
                    <text:p><text:span text:style-name="T3"/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>
          <draw:text-box>
            <text:p text:style-name="P2"><text:span text:style-name="T1">Akcje</text:span>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4">Akcje to lista obiektów posiadających :</text:span></text:p>
                <text:p text:style-name="P3"><text:span text:style-name="T4"/></text:p>
                <text:list>
                  <text:list-item>
                    <text:p text:style-name="P3"><text:span text:style-name="T4">Nazwę,</text:span></text:p>
                  </text:list-item>
                  <text:list-item>
                    <text:p text:style-name="P3"><text:span text:style-name="T4">Kod (unikalny, opcjonalny),</text:span></text:p>
                  </text:list-item>
                  <text:list-item>
                    <text:p text:style-name="P3"><text:span text:style-name="T4">Id (w celu ewidencji w bazie danych)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>
          <draw:text-box>
            <text:p text:style-name="P2"><text:span text:style-name="T1">Kontrakty terminowe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4">Kontrakty terminowe to lista obiektów posiadających :</text:span></text:p>
                <text:list>
                  <text:list-item>
                    <text:p><text:span text:style-name="T4">Nazwę,</text:span></text:p>
                  </text:list-item>
                  <text:list-item>
                    <text:p><text:span text:style-name="T4">Kod (unikalny, opcjonalny),</text:span></text:p>
                  </text:list-item>
                  <text:list-item>
                    <text:p><text:span text:style-name="T4">Data wygaśnięcia,</text:span></text:p>
                  </text:list-item>
                  <text:list-item>
                    <text:p><text:span text:style-name="T4">Mnożnik,</text:span></text:p>
                  </text:list-item>
                  <text:list-item>
                    <text:p><text:span text:style-name="T4">Id (w celu ewidencji w bazie danych)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>
          <draw:text-box>
            <text:p text:style-name="P2"><text:span text:style-name="T1">Gotówka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4">Gotówka to lista obiektów posiadających :</text:span></text:p>
                <text:list>
                  <text:list-item>
                    <text:p><text:span text:style-name="T4">Nazwę -np. Bank, Sejf itp. (unikalna).</text:span></text:p>
                  </text:list-item>
                  <text:list-item>
                    <text:p><text:span text:style-name="T4">Id (w celu ewidencji w bazie danych)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>
          <draw:text-box>
            <text:p text:style-name="P2"><text:span text:style-name="T1">Transakcje</text:span>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4">Podstawową jednostką w bazie danych będzie transakcja – np.. zakup/sprzedaż instrumentu, zasilenie konta. Transakcję będą posiadały :</text:span></text:p>
                <text:list>
                  <text:list-item>
                    <text:p text:style-name="P5"><text:span text:style-name="T4">Datę transakcji.</text:span></text:p>
                  </text:list-item>
                  <text:list-item>
                    <text:p text:style-name="P5"><text:span text:style-name="T4">Datę rozliczenia.</text:span></text:p>
                  </text:list-item>
                  <text:list-item>
                    <text:p text:style-name="P5"><text:span text:style-name="T4">Rodzaj instrumentu (akcja, kontrakt terminowy, gotówka).</text:span></text:p>
                  </text:list-item>
                  <text:list-item>
                    <text:p text:style-name="P5"><text:span text:style-name="T4">Id instrumentu.</text:span></text:p>
                  </text:list-item>
                  <text:list-item>
                    <text:p text:style-name="P5"><text:span text:style-name="T4">Rodzaj transakcji (kupno/sprzedaż/dywidenda/wpłata/wypłata)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 presentation:user-transformed="true">
          <draw:text-box>
            <text:p text:style-name="P2"><text:span text:style-name="T1">Funkcjonalności użytkowe</text:span>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4">Podstawowe funkcjonalności użytkowe programu to :</text:span></text:p>
                <text:p text:style-name="P3"><text:span text:style-name="T4"/></text:p>
                <text:list>
                  <text:list-item>
                    <text:p text:style-name="P5"><text:span text:style-name="T4">Wyświetl aktualną wartość portfela z podziałem na grupy.</text:span></text:p>
                  </text:list-item>
                  <text:list-item>
                    <text:p text:style-name="P5"><text:span text:style-name="T4">Pokaż portfel na zadany dzień (historia)</text:span></text:p>
                  </text:list-item>
                  <text:list-item>
                    <text:p text:style-name="P5"><text:span text:style-name="T4">Wyświetl rachunek zysków/strat za zadany okres z </text:span><text:span text:style-name="T4">podziałem na grupy.</text:span></text:p>
                  </text:list-item>
                  <text:list-item>
                    <text:p text:style-name="P5"><text:span text:style-name="T4">Pokaż transakcje na wybranym instrumencie za zadany </text:span><text:span text:style-name="T4">okres.</text:span></text:p>
                  </text:list-item>
                  <text:list-item>
                    <text:p text:style-name="P5"><text:span text:style-name="T4">Pokaż wszystkie transakcje za zadany okres.</text:span></text:p>
                  </text:list-item>
                  <text:list-item>
                    <text:p text:style-name="P5"><text:span text:style-name="T4">Pokaż historię wyceny portfela.</text:span></text:p>
                    <text:p text:style-name="P5"><text:span text:style-name="T4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>
          <draw:text-box>
            <text:p text:style-name="P2"><text:span text:style-name="T1">Funkcjonalności administracyjne</text:span>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4">Podstawowe funkcjonalności administracyjne to :</text:span></text:p>
                <text:p text:style-name="P6"><text:span text:style-name="T4"/></text:p>
                <text:list>
                  <text:list-item>
                    <text:p text:style-name="P5"><text:span text:style-name="T4">Aktualizacja cen (manualna).</text:span></text:p>
                  </text:list-item>
                  <text:list-item>
                    <text:p text:style-name="P5"><text:span text:style-name="T4">Dodaj/Usuń instrument do portfela.</text:span></text:p>
                  </text:list-item>
                  <text:list-item>
                    <text:p text:style-name="P5"><text:span text:style-name="T4">Dodaj transakcję.</text:span></text:p>
                  </text:list-item>
                </text:list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 presentation:user-transformed="true">
          <draw:text-box>
            <text:p text:style-name="P2"><text:span text:style-name="T1">Mechanizm aplikacji</text:span>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4">Generacja portfela jak będzie odbywała się na podstawie przeszukania listy transakcji od początku i sumowania poszczególnych transakcji.</text:span></text:p>
              </text:list-item>
              <text:list-item>
                <text:p text:style-name="P3"><text:span text:style-name="T5">Zostaną wyświetlone jako portfel wszystkie „niezerowe” </text:span><text:span text:style-name="T4">pozycje (liczba sztuk) .</text:span></text:p>
              </text:list-item>
              <text:list-item>
                <text:p text:style-name="P3"><text:span text:style-name="T4">Ceny zostaną wczytane dla każdej pozycji (najnowsza cena lub cena ostatnia dostępna ale nie późniejsza niż zadana data w przypadku historii portfel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>
          <draw:text-box>
            <text:p text:style-name="P2"><text:span text:style-name="T1">Baza danych</text:span>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4">Przechowywane dane :</text:span></text:p>
              </text:list-header>
              <text:list-item>
                <text:p text:style-name="P3"><text:span text:style-name="T4">Instrumenty (3 tabele osobno dla Akcji, Kontraktów i Gotówki) : zawierają określające parametry każdego instrumentu (Id, Nazwę, ew. Datę wygaśnięcia, Mnożnik).</text:span></text:p>
              </text:list-item>
              <text:list-item>
                <text:p text:style-name="P3"><text:span text:style-name="T4">Tabela transakcji (Id instrumentu, Data transakcji Data rozliczenia, Cena, Liczba szt., Koszty /</text:span><text:span text:style-name="T6">np prowizje/</text:span><text:span text:style-name="T4">).</text:span></text:p>
              </text:list-item>
              <text:list-item>
                <text:p text:style-name="P3"><text:span text:style-name="T4">Tabela wycen (data wyceny, id instrumentu, cena).</text:span></text:p>
                <text:p text:style-name="P3"><text:span text:style-name="T4"/></text:p>
                <text:p text:style-name="P3"><text:span text:style-name="T4">Te dane powinny wystarczyć do obliczenia wszystkich niezbędnych parametró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>
          <draw:text-box>
            <text:p text:style-name="P2"><text:span text:style-name="T1">Obliczenie portfela</text:span>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7">Aplikacja wczytuje wszystkie instrumenty z bazy danych. </text:span></text:p>
              </text:list-item>
              <text:list-item>
                <text:p text:style-name="P7"><text:span text:style-name="T7">Dla każdego instrumentu sprawdza do której kategorii należy i przeszukuje odpowiednią bazę danych Transakcje, sumując sprzedaże („-”) i kupna („+”) . Jeżeli wartość jest różna od zera (może być ujemna!) to znaczy że ten składnik jest w portfelu i dodaje go do portfela jako składnik portfela. Następnie przeszukuje bazę danych wyceny i pobiera najnowszą dostępną cenę dla danego składnika.</text:span></text:p>
              </text:list-item>
              <text:list-item>
                <text:p text:style-name="P7"><text:span text:style-name="T7">Obliczona powinna zostać średnia cena zakupu (lub krótkiej sprzedaży) składnika portfela, liczba sztuk, pobrana aktualna cena i dokonana wycena wartości składnika portfela oraz zysk/strata na pozycji w stosunku do ceny zakupu.</text:span></text:p>
              </text:list-item>
              <text:list-item>
                <text:p text:style-name="P7"><text:span text:style-name="T7">W przypadku kontraktów terminowych wartość będzie zawsze 0, a pokazana zostanie ekspozycja ( cena*mnożnik) oraz zysk/strata na pozycji.</text:span></text:p>
              </text:list-item>
              <text:list-item>
                <text:p text:style-name="P7"><text:span text:style-name="T7">Przyjętą metodą korekcji pozycji przy transakcjach będzie FIFO (przy sprzedaży zdejmowane będą pozycje które zostały kupione z najstarszą datą rozliczenia transakcji) – np.: kupno AKC1 200 szt po 10 zł, a następnie 200 szt po 15 zł. I sprzedane 300 szt po 20 zł. Sprzedane 300 szt zostało nabyte: 200 szt. po 10 zł. I 100 szt po 15 zł. Czyli za 3500 zł. Cena nabycia pozostałych 100 to 15zł. Zysk wyniesie 6000zł-3500zł= 2500 zł, a zysk niezrealizowany na pozostałych to 100*(20-15)=500zł.</text:span></text:p>
              </text:list-item>
              <text:list-item>
                <text:p text:style-name="P7"><text:span text:style-name="T7">Aplikacja wyszuka instrument, policzy transakcje (+200+200-300 = 100) i wyświetli w portfelu (przykładowo AKC1) :</text:span></text:p>
                <text:p text:style-name="P7"><text:span text:style-name="T7">Akcje</text:span><text:span text:style-name="T7"><text:tab/></text:span><text:span text:style-name="T7"><text:tab/></text:span><text:span text:style-name="T7">liczba</text:span><text:span text:style-name="T7"><text:tab/></text:span><text:span text:style-name="T7"> cena otw.</text:span><text:span text:style-name="T7"><text:tab/></text:span><text:span text:style-name="T7">cena akt.</text:span><text:span text:style-name="T7"><text:tab/></text:span><text:span text:style-name="T7">zysk/strata %</text:span><text:span text:style-name="T7"><text:tab/></text:span><text:span text:style-name="T7">wartość otw. wartość akt.</text:span><text:span text:style-name="T7"><text:tab/></text:span><text:span text:style-name="T7">zysk/strata</text:span><text:span text:style-name="T7"><text:tab/></text:span><text:span text:style-name="T7">%portfela</text:span></text:p>
                <text:p text:style-name="P7"><text:span text:style-name="T7">AKC1</text:span><text:span text:style-name="T7"><text:tab/></text:span><text:span text:style-name="T7"><text:tab/></text:span><text:span text:style-name="T7">100</text:span><text:span text:style-name="T7"><text:tab/></text:span><text:span text:style-name="T7"><text:tab/></text:span><text:span text:style-name="T7">15</text:span><text:span text:style-name="T7"><text:tab/></text:span><text:span text:style-name="T7"><text:tab/></text:span><text:span text:style-name="T7">20</text:span><text:span text:style-name="T7"><text:tab/></text:span><text:span text:style-name="T7"><text:tab/></text:span><text:span text:style-name="T7">+33,3%</text:span><text:span text:style-name="T7"><text:tab/></text:span><text:span text:style-name="T7"><text:tab/></text:span><text:span text:style-name="T7">1500</text:span><text:span text:style-name="T7"><text:tab/></text:span><text:span text:style-name="T7"> </text:span><text:span text:style-name="T7"><text:tab/></text:span><text:span text:style-name="T7">2000 </text:span><text:span text:style-name="T7"><text:tab/></text:span><text:span text:style-name="T7"><text:tab/></text:span><text:span text:style-name="T7">500</text:span><text:span text:style-name="T7"><text:tab/></text:span><text:span text:style-name="T7">68%</text:span></text:p>
                <text:p text:style-name="P7"><text:span text:style-name="T7">AKC2</text:span><text:span text:style-name="T7"><text:tab/></text:span><text:span text:style-name="T7"><text:tab/></text:span><text:span text:style-name="T7">10</text:span><text:span text:style-name="T7"><text:tab/></text:span><text:span text:style-name="T7"><text:tab/></text:span><text:span text:style-name="T7">120</text:span><text:span text:style-name="T7"><text:tab/></text:span><text:span text:style-name="T7"><text:tab/></text:span><text:span text:style-name="T7">95</text:span><text:span text:style-name="T7"><text:tab/></text:span><text:span text:style-name="T7"><text:tab/></text:span><text:span text:style-name="T7">-20,8%</text:span><text:span text:style-name="T7"><text:tab/></text:span><text:span text:style-name="T7"><text:tab/></text:span><text:span text:style-name="T7">1200</text:span><text:span text:style-name="T7"><text:tab/></text:span><text:span text:style-name="T7"> </text:span><text:span text:style-name="T7"><text:tab/></text:span><text:span text:style-name="T7"> <text:s/>950 </text:span><text:span text:style-name="T7"><text:tab/></text:span><text:span text:style-name="T7"><text:tab/></text:span><text:span text:style-name="T7">-250</text:span><text:span text:style-name="T7"><text:tab/></text:span><text:span text:style-name="T7">32%</text:span></text:p>
                <text:p text:style-name="P7"><text:span text:style-name="T8">SUMA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+9,3%</text:span><text:span text:style-name="T8"><text:tab/></text:span><text:span text:style-name="T8"><text:tab/></text:span><text:span text:style-name="T8"><text:tab/></text:span><text:span text:style-name="T8"> 2700</text:span><text:span text:style-name="T8"><text:tab/></text:span><text:span text:style-name="T8"><text:tab/></text:span><text:span text:style-name="T8">2950</text:span><text:span text:style-name="T8"><text:tab/></text:span><text:span text:style-name="T8"><text:tab/></text:span><text:span text:style-name="T8">250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2" draw:layer="layout" svg:width="25.199cm" svg:height="1.771cm" svg:x="1.4cm" svg:y="0.837cm" presentation:class="title" presentation:user-transformed="true">
          <draw:text-box>
            <text:p text:style-name="P2"><text:span text:style-name="T1">Możliwe rozszerzenie funkcjonalności</text:span></text:p>
          </draw:text-box>
        </draw:frame>
        <draw:frame presentation:style-name="pr7" draw:text-style-name="P3" draw:layer="layout" svg:width="25.199cm" svg:height="12.179cm" svg:x="1.4cm" svg:y="4.4cm" presentation:class="outline" presentation:user-transformed="true">
          <draw:text-box>
            <text:list text:style-name="L2">
              <text:list-item>
                <text:p text:style-name="P3"><text:span text:style-name="T4">Dodanie nowych instrumentów (obligacje, nieruchomości fundusze inwestycyjne).</text:span></text:p>
              </text:list-item>
              <text:list-item>
                <text:p text:style-name="P3"><text:span text:style-name="T4">Dodanie importu cen z zewnętrznych źródeł.</text:span></text:p>
              </text:list-item>
              <text:list-item>
                <text:p text:style-name="P3"><text:span text:style-name="T4">Dodanie wykresów cen poszczególnych instrumentów.</text:span></text:p>
              </text:list-item>
              <text:list-item>
                <text:p text:style-name="P3"><text:span text:style-name="T4">Dodanie wartości całego portfela i jego wybranych składników.</text:span></text:p>
              </text:list-item>
              <text:list-item>
                <text:p text:style-name="P3"><text:span text:style-name="T4">Różne waluty.</text:span></text:p>
              </text:list-item>
              <text:list-item>
                <text:p text:style-name="P3"><text:span text:style-name="T4">Możliwe rozszerzenie na aplikację internetową ( większa liczba użytkowników, loginy itp.).</text:span></text:p>
              </text:list-item>
              <text:list-item>
                <text:p text:style-name="P3"><text:span text:style-name="T4">Uproszczone wyniki spółek w celu wyliczenia parametrów portfela (C/Z, P/BV, DPS itp.) dla składników oraz całego portfe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10:14:16.897415464</meta:creation-date>
    <meta:editing-duration>PT9M4S</meta:editing-duration>
    <meta:editing-cycles>4</meta:editing-cycles>
    <meta:generator>LibreOffice/6.0.6.2$Linux_X86_64 LibreOffice_project/00m0$Build-2</meta:generator>
    <dc:title>Blue Curve</dc:title>
    <dc:date>2018-11-25T12:19:51.639083065</dc:date>
    <meta:document-statistic meta:object-count="82"/>
  </office:meta>
</office:document-meta>
</file>